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officeooo:rsid="0001bf6c" officeooo:paragraph-rsid="0001bf6c"/>
    </style:style>
    <style:style style:name="T1" style:family="text">
      <style:text-properties officeooo:rsid="0002c8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ANNA BEISPIEL</text:p>
      <text:p text:style-name="Standard">E-Mail: anna@example.com</text:p>
      <text:p text:style-name="Standard">Kommentar: </text:p>
      <text:p text:style-name="Standard">Geburtstag: 15.08.1995</text:p>
      <text:p text:style-name="Standard">Umsatz: 1.345,50 EUR</text:p>
      <text:p text:style-name="P1">Umsatz: 1.345,50 €</text:p>
      <text:p text:style-name="Standard"/>
      <text:p text:style-name="Standard">Hello Admin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4-10T21:42:12.271967833</meta:creation-date>
    <meta:editing-duration>PT34M17S</meta:editing-duration>
    <meta:editing-cycles>5</meta:editing-cycles>
    <dc:date>2025-04-27T18:13:50.112944979</dc:date>
    <meta:document-statistic meta:table-count="0" meta:image-count="0" meta:object-count="0" meta:page-count="1" meta:paragraph-count="11" meta:word-count="20" meta:character-count="226" meta:non-whitespace-character-count="217"/>
  </office:meta>
</office:document-meta>
</file>